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9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2.1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48.4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Calcita idiomorf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Idiomorfes amb hàbit tabular o laminar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Variable en girar la platina entre baix - mig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Visible, romboèdrica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Fins a 4t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Polisintètic lamina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9" table:style-name="ce9">
            <text:p>9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8">
          <table:table-cell office:value-type="string" table:style-name="ce6">
            <text:p>Altres minerals importants a la làmina (%)</text:p>
          </table:table-cell>
          <table:table-cell office:value-type="string" table:style-name="ce5">
            <text:p>Minerals opacs 10%</text:p>
          </table:table-cell>
          <table:table-cell table:number-columns-repeated="16382"/>
        </table:table-row>
        <table:table-row table:number-rows-repeated="1048575" table:style-name="ro7">
          <table:table-cell table:number-columns-repeated="16384"/>
        </table:table-row>
      </table:table>
      <table:table table:name="Full3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7">
            <text:p>Característiques generals del mineral</text:p>
          </table:table-cell>
          <table:table-cell office:value-type="string" table:style-name="ce3">
            <text:p>Calcit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8">
            <text:p>CaCO<text:span text:style-name="T1">3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ls cristalls</text:p>
          </table:table-cell>
          <table:table-cell office:value-type="string" table:style-name="ce5">
            <text:p>Molt variades, generalment escalenoedres o cristalls amb hàbit prismàtic. També columnars, aciculars, radials, estalactítics, botrioïdals, fossilitzants, entre d'altr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leu</text:p>
          </table:table-cell>
          <table:table-cell office:value-type="string" table:style-name="ce5">
            <text:p>Canviant al girar la platina baix - modera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5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Exfoliació</text:p>
          </table:table-cell>
          <table:table-cell office:value-type="string" table:style-name="ce5">
            <text:p>Romboèdrica sempre visible excepte en els agregats micrítics {10Ῑ1}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4t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5">
            <text:p>Polisintètic lamina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Nega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Miguel</meta:initial-creator>
    <dc:creator>Miguel</dc:creator>
    <meta:creation-date>2018-02-14T10:30:30Z</meta:creation-date>
    <dc:date>2018-04-23T10:33:08Z</dc:date>
    <meta:editing-cycles>5</meta:editing-cycles>
    <meta:editing-duration>PT1353S</meta:editing-duration>
  </office:meta>
</office:document-meta>
</file>